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885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fo:color="#010101" style:font-name="標楷體1" style:font-name-asian="標楷體1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" style:family="text">
      <style:text-properties officeooo:rsid="4b070f5e"/>
    </style:style>
    <style:style style:name="T14" style:family="text">
      <style:text-properties style:font-name-asian="標楷體1"/>
    </style:style>
    <style:style style:name="T15" style:family="text">
      <style:text-properties fo:color="#33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231779" text:style-name="L1">
        <text:list-item>
          <text:p text:style-name="P1">本書</text:p>
          <text:list>
            <text:list-item>
              <text:p text:style-name="P5">本書 是 中二病作品。</text:p>
              <text:list>
                <text:list-item>
                  <text:p text:style-name="P5">本書（也）是（一種）投影世界觀。</text:p>
                </text:list-item>
                <text:list-item>
                  <text:p text:style-name="P5">本書 不勉強、不強迫 其他個體 閱讀 本書。</text:p>
                  <text:list>
                    <text:list-item>
                      <text:p text:style-name="P7">本書 不會 下令、指揮，其他個體 怎麼想、怎麼做、要想什麼、要做什麼。</text:p>
                    </text:list-item>
                    <text:list-item>
                      <text:p text:style-name="P3">本書<text:span text:style-name="T15"> 只</text:span>是<text:span text:style-name="T15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</text:list>
                </text:list-item>
                <text:list-item>
                  <text:p text:style-name="P4">（讀者）自己（選擇 繼續、停止）閱讀 本書，（讀者）自己 負責。</text:p>
                  <text:list>
                    <text:list-item>
                      <text:p text:style-name="P4">讀者 怎麼想、怎麼做、要想什麼、要做什麼，由 讀者自己 決定、負責。</text:p>
                    </text:list-item>
                  </text:list>
                </text:list-item>
              </text:list>
            </text:list-item>
            <text:list-item>
              <text:p text:style-name="P4">有機率有、有機率發生。</text:p>
              <text:list>
                <text:list-item>
                  <text:p text:style-name="P4">人類文明的 領導層、遙視團隊、監控團隊 有機率認定，新生之書 太激烈、太讓人驚嚇。</text:p>
                  <text:list>
                    <text:list-item>
                      <text:p text:style-name="P4">人類文明的 領導層、遙視團隊、監控團隊 有機率多次 反應 該認定、該問題、該事實。</text:p>
                    </text:list-item>
                    <text:list-item>
                      <text:p text:style-name="P4">新生之書 已經，經過 多次 剪修、修改，降低、退化 激烈強度、讓人驚嚇的程度。</text:p>
                    </text:list-item>
                    <text:list-item>
                      <text:p text:style-name="P4">成神之書 會（改用）更溫和、更善良、更淺層 的（方式、描述、例子 來）記載、記錄。</text:p>
                      <text:list>
                        <text:list-item>
                          <text:p text:style-name="P2">本書<text:span text:style-name="T15">（接下來 也）會（改用）</text:span>更溫和<text:span text:style-name="T15">、更善良、更淺層 </text:span>的<text:span text:style-name="T15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8">人類文明的 領導層、遙視團隊、監控團隊 有機率不歡迎 本書。</text:p>
                  <text:list>
                    <text:list-item>
                      <text:p text:style-name="P8">人類文明的 領導層、遙視團隊、監控團隊 有機率不希望 本書 存在。</text:p>
                      <text:list>
                        <text:list-item>
                          <text:p text:style-name="P9">人類文明的 領導層、遙視團隊、監控團隊 有機率希望 本書 消失、不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成神之書"/>成神之書<text:bookmark-end text:name="成神之書"/></text:p>
          <text:list>
            <text:list-item>
              <text:p text:style-name="P12">『成神之書<text:span text:style-name="T2"> (Regard)』</text:span>繼承『新生之書<text:span text:style-name="T2"> (Reborn)』</text:span>。</text:p>
              <text:list>
                <text:list-item>
                  <text:p text:style-name="P13"><text:span text:style-name="T13">繼承 是</text:span><text:span text:style-name="T2">（C++ 的</text:span>）<text:span text:style-name="T13">繼承</text:span>。<text:span text:style-name="T11">（C++ 是（程式語言 的）C++語言）</text:span></text:p>
                </text:list-item>
                <text:list-item>
                  <text:p text:style-name="P14">明顯例子<text:span text:style-name="T2">，</text:span><text:span text:style-name="T3">class 『成神之書 (Regard)』 extend </text:span><text:span text:style-name="T4">『</text:span><text:span text:style-name="T13">新生之書</text:span><text:span text:style-name="T4"> (Reborn)』</text:span>。</text:p>
                </text:list-item>
                <text:list-item>
                  <text:p text:style-name="P15">明顯例子，<text:span text:style-name="T13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16">明顯例子，<text:span text:style-name="T13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bookmark-start text:name="文明層級"/>文明層級<text:bookmark-end text:name="文明層級"/></text:p>
          <text:list>
            <text:list-item>
              <text:p text:style-name="P21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2">。</text:span></text:p>
            </text:list-item>
            <text:list-item>
              <text:p text:style-name="P22"><text:span text:style-name="T2">第</text:span><text:span text:style-name="T6">1</text:span><text:span text:style-name="T2">層級文明：傳承（橫向傳承、縱向傳承）</text:span><text:span text:style-name="T12">。</text:span></text:p>
            </text:list-item>
            <text:list-item>
              <text:p text:style-name="P17"><text:span text:style-name="T2">第</text:span><text:span text:style-name="T6">2</text:span><text:span text:style-name="T2">層級文明：新生、</text:span><text:span text:style-name="T4">成神</text:span><text:span text:style-name="T14">。</text:span></text:p>
              <text:list>
                <text:list-item>
                  <text:p text:style-name="P18"><text:span text:style-name="T2">第</text:span><text:span text:style-name="T7">(2,1)</text:span><text:span text:style-name="T2">層級文明：新生（新生之書、完全自由狀態）</text:span><text:span text:style-name="T14">。</text:span></text:p>
                  <text:list>
                    <text:list-item>
                      <text:p text:style-name="P19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4">。</text:span></text:p>
                    </text:list-item>
                  </text:list>
                </text:list-item>
                <text:list-item>
                  <text:p text:style-name="P17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4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1:14:27.103000000</dc:date>
    <meta:editing-duration>P22DT18H37M42S</meta:editing-duration>
    <meta:editing-cycles>14046</meta:editing-cycles>
    <meta:document-statistic meta:table-count="0" meta:image-count="0" meta:object-count="0" meta:page-count="1" meta:paragraph-count="31" meta:word-count="728" meta:character-count="910" meta:non-whitespace-character-count="842"/>
  </office:meta>
</office:document-meta>
</file>